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text-align="justify" style:justify-single-word="false"/>
      <style:text-properties officeooo:paragraph-rsid="00115970"/>
    </style:style>
    <style:style style:name="P2" style:family="paragraph" style:parent-style-name="Text_20_body">
      <style:paragraph-properties fo:text-align="center" style:justify-single-word="false"/>
      <style:text-properties style:font-name="Times New Roman" fo:font-size="14pt" fo:font-weight="bold" officeooo:paragraph-rsid="00115970" style:font-size-asian="14pt" style:font-weight-asian="bold" style:font-size-complex="14pt" style:font-weight-complex="bold"/>
    </style:style>
    <style:style style:name="P3" style:family="paragraph" style:parent-style-name="Text_20_body">
      <style:paragraph-properties fo:text-align="justify" style:justify-single-word="false"/>
      <style:text-properties style:font-name="Times New Roman" fo:font-size="14pt" officeooo:paragraph-rsid="00115970" style:font-size-asian="14pt" style:font-size-complex="14pt"/>
    </style:style>
    <style:style style:name="P4" style:family="paragraph" style:parent-style-name="Text_20_body">
      <style:text-properties style:font-name="Times New Roman" fo:font-size="14pt" officeooo:paragraph-rsid="00132034" style:font-size-asian="14pt" style:font-size-complex="14pt"/>
    </style:style>
    <style:style style:name="P5" style:family="paragraph" style:parent-style-name="Text_20_body">
      <style:text-properties style:font-name="Times New Roman" fo:font-size="14pt" style:font-size-asian="14pt" style:font-size-complex="14pt"/>
    </style:style>
    <style:style style:name="P6" style:family="paragraph" style:parent-style-name="Text_20_body">
      <style:text-properties style:font-name="Times New Roman" fo:font-size="14pt" officeooo:paragraph-rsid="00141adb" style:font-size-asian="14pt" style:font-size-complex="14pt"/>
    </style:style>
    <style:style style:name="P7" style:family="paragraph" style:parent-style-name="Text_20_body">
      <style:text-properties style:font-name="Times New Roman" fo:font-size="15pt" style:font-size-asian="15pt" style:font-size-complex="15pt"/>
    </style:style>
    <style:style style:name="T1"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TTrack: enhanced temporal motion predictor for multi-object tracking</text:p>
      <text:p text:style-name="P2"/>
      <text:p text:style-name="P3">Applied Intelligence (2025) 55:33</text:p>
      <text:p text:style-name="P3"/>
      <text:p text:style-name="P1"><text:span text:style-name="Strong_20_Emphasis"><text:span text:style-name="T1">Anahtar Kelimeler:</text:span></text:span><text:span text:style-name="T1"> Çoklu nesne takibi, <text:s/>Hareket modeli, Kalman filtiri</text:span></text:p>
      <text:p text:style-name="P3"/>
      <text:p text:style-name="P3"><text:tab/>Günümüzde bilgisayarla görme alanında çoklu nesne takibi (MOT - Multi-Object Tracking) önemli bir araştırma konusu olarak öne çıkmaktadır. Video dizilerinde birden fazla nesnenin hareketlerinin izlenmesi, eylem tanıma, sahne anlama, robotik sistemler ve otonom sürüş gibi birçok alanda kritik rol oynamaktadır.</text:p>
      <text:p text:style-name="P4"><text:tab/></text:p>
      <text:p text:style-name="P4"><text:tab/>MOT yöntemleri arasında en yaygın yaklaşımlardan biri, nesne algılama ve takip adımlarını birleştiren takip-yoluyla-algılama (TBD - Tracking-By-Detection) yöntemidir. Ancak geleneksel TBD yöntemleri, özellikle Kalman filtresi gibi doğrusal hareket varsayımı yapan yöntemlere dayandığında, karmaşık ve doğrusal olmayan hareketleri tahmin etmekte yetersiz kalmaktadır.</text:p>
      <text:p text:style-name="P5"/>
      <text:p text:style-name="P5"><text:tab/>Bu sınırlamaları aşmak amacıyla geliştirilen "ETTrack" modeli, çoklu nesne takibi için geliştirilmiş bir hareket tahmin yöntemi sunmaktadır. Model, uzun vadeli ve kısa vadeli hareket kalıplarını yakalayabilmek için bir Transformer modeli ve Zamansal Konvolüsyonel Ağ (TCN - Temporal Convolutional Network) tabanlı bir hareket tahmincisini entegre etmektedir.</text:p>
      <text:p text:style-name="P5"/>
      <text:p text:style-name="P5"><text:tab/>Bununla birlikte, Momentum Düzeltme Kayıp Fonksiyonu (Momentum Correction Loss - MCL) adlı yeni bir yöntem önerilerek, nesnelerin ani hareket değişimlerine daha hızlı adapte olunması sağlanmaktadır. Çalışmanın amacı, mevcut en iyi takip yöntemleriyle rekabet edebilen, doğrusal olmayan hareketleri daha hassas bir şekilde tahmin edebilen yeni bir yaklaşım sunmaktır.</text:p>
      <text:p text:style-name="P5"/>
      <text:p text:style-name="P5"><text:tab/>Yapılan deneyler, ETTrack'in DanceTrack ve SportsMOT veri setlerinde en güncel yöntemlerle kıyaslandığında başarılı sonuçlar elde ettiğini göstermektedir. ETTrack modeli, geleneksel Kalman filtresi tabanlı hareket tahmincilerinin doğrusal hareket varsayımından kaynaklanan sınırlamalarını aşmak için geliştirilmiştir.</text:p>
      <text:p text:style-name="P6"><text:soft-page-break/><text:tab/></text:p>
      <text:p text:style-name="P6"><text:tab/>Modelin temel bileşeni, uzun ve kısa vadeli hareketleri anlamak için Zamansal Konvolüsyonel Ağ (TCN) ile güçlendirilmiş bir Transformer modelidir. Transformer bileşeni, uzun vadeli bağımlılıkları ve hareket kalıplarını analiz ederken, TCN, kısa vadeli hareketleri ve ani değişiklikleri daha iyi yakalayabilmektedir.</text:p>
      <text:p text:style-name="P5"/>
      <text:p text:style-name="P5"><text:tab/>Bu entegrasyon, takip edilen nesnelerin doğrusal olmayan hareketlerini daha hassas bir şekilde modelleyerek, spor analizleri, dans sahneleri ve kalabalık ortamlarda hareket tahminlerini önemli ölçüde iyileştirmektedir. Ayrıca, çalışmada önerilen Momentum Düzeltme Kayıp Fonksiyonu (MCL), hareket yönü bilgilerini model eğitim sürecine entegre ederek hareket tahmin doğruluğunu artırmayı amaçlamaktadır.</text:p>
      <text:p text:style-name="P5"/>
      <text:p text:style-name="P5"><text:tab/>Geleneksel yöntemlerde yalnızca nesnelerin geçmiş konumları kullanılarak gelecek hareketleri tahmin edilirken, ETTrack bu tahmin sürecine nesnelerin yön değişimlerini de dahil etmektedir. MCL, nesnenin merkez noktasına ek olarak, sınırlayıcı kutusunun (bounding box) dört köşe noktasının da hareket yönlerini dikkate alarak daha kapsamlı bir tahmin gerçekleştirmektedir.</text:p>
      <text:p text:style-name="P5"/>
      <text:p text:style-name="P5"><text:tab/>Bu sayede, ani hız değişimleri veya yön değişimleri gibi karmaşık hareket senaryolarında daha yüksek doğruluk oranları elde edilmektedir. Deneysel sonuçlar, ETTrack'in mevcut en iyi takip modelleriyle karşılaştırıldığında daha başarılı olduğunu göstermektedir.</text:p>
      <text:p text:style-name="P5"/>
      <text:p text:style-name="P5">DanceTrack ve SportsMOT veri setlerinde yapılan değerlendirmelerde, ETTrack sırasıyla %56.4 ve %74.4 HOTA (Higher-Order Tracking Accuracy) skorları elde ederek en yakın rakiplerini geride bırakmıştır. Bunun yanı sıra, MOT17 veri setinde gerçekleştirilen deneylerde de modelin doğrusal hareket senaryolarında rekabetçi bir performans sergilediği gözlemlenmiştir.</text:p>
      <text:p text:style-name="P5"/>
      <text:p text:style-name="P5"><text:tab/>Bu bulgular, ETTrack'in hem doğrusal hem de doğrusal olmayan hareketleri başarıyla takip edebilen güçlü bir yöntem olduğunu ortaya koymaktadır. Çalışma, çoklu nesne takibi alanında doğrusal olmayan hareketlerin daha doğru bir şekilde modellenmesine yönelik geliştirilmiş yeni bir yöntem olan ETTrack'i tanıtmaktadır.</text:p>
      <text:p text:style-name="P5"><text:soft-page-break/></text:p>
      <text:p text:style-name="P5"><text:tab/>Model, Transformer ve TCN birleşimi sayesinde uzun ve kısa vadeli hareketleri etkin bir şekilde yakalayabilmekte ve Momentum Düzeltme Kayıp Fonksiyonu (MCL) ile ani hareket değişimlerine karşı daha duyarlı hale gelmektedir. Deneysel sonuçlar, ETTrack'in en güncel takip modelleriyle kıyaslandığında üstün performans sergilediğini ve özellikle karmaşık hareket dinamiklerine sahip senaryolarda başarılı olduğunu göstermektedir.</text:p>
      <text:p text:style-name="P5"/>
      <text:p text:style-name="P5"><text:tab/>ETTrack'in sunduğu yenilikler, yalnızca MOT uygulamalarıyla sınırlı kalmayıp, robotik sistemler, akıllı cihazlar, otonom sürüş teknolojileri ve spor analizleri gibi çeşitli alanlarda da kullanılabilir potansiyele sahiptir. Ancak modelin bazı sınırlamaları da bulunmaktadır.</text:p>
      <text:p text:style-name="P6"/>
      <text:p text:style-name="P6"><text:tab/>Örneğin, kamera hareketi gibi dış etkenlerin modele entegrasyonu henüz tam anlamıyla gerçekleştirilmemiştir ve bu durum bazı takip senaryolarında hata oranlarını artırabilmektedir. Gelecekte yapılacak çalışmalar, kamera hareketlerinin etkisini de dikkate alan daha gelişmiş modellerin geliştirilmesine ve veri artırma teknikleriyle modelin genel performansının iyileştirilmesine odaklanacaktır.</text:p>
      <text:p text:style-name="P6"/>
      <text:p text:style-name="P6"><text:tab/>Sonuç olarak, ETTrack, çoklu nesne takibi için geliştirilmiş güçlü ve yenilikçi bir yöntem olup, doğrusal olmayan hareketleri modelleme konusundaki üstün performansı ile bilgisayarla görme alanında önemli bir katkı sunmaktadır.</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09:26:19.721364928</meta:creation-date>
    <dc:date>2025-03-17T11:31:44.655552260</dc:date>
    <meta:editing-duration>PT34M50S</meta:editing-duration>
    <meta:editing-cycles>7</meta:editing-cycles>
    <meta:generator>LibreOffice/7.3.7.2$Linux_X86_64 LibreOffice_project/30$Build-2</meta:generator>
    <meta:document-statistic meta:table-count="0" meta:image-count="0" meta:object-count="0" meta:page-count="3" meta:paragraph-count="20" meta:word-count="623" meta:character-count="5249" meta:non-whitespace-character-count="4627"/>
  </office:meta>
</office:document-meta>
</file>